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B0000001523D65B9E4F165ACD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Collections concurrente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P1 - Volatile, Opérations atomiques et CompareAndSet</text:p>
          </draw:text-box>
        </draw:frame>
        <draw:frame draw:style-name="gr1" draw:text-style-name="P2" draw:layer="layout" svg:width="7.366cm" svg:height="1.725cm" svg:x="19.558cm" svg:y="0.762cm">
          <draw:text-box>
            <text:p>TRAINA Tanguy</text:p>
            <text:p>INFO 2 - Logiciel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locs synchronize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roblème : </text:p>
                <text:list>
                  <text:list-item>
                    <text:p text:style-name="P3">Pour optimiser, la VM fait des copies en registres des valeurs utilisées par certaines méthodes</text:p>
                  </text:list-item>
                  <text:list-item>
                    <text:p>Cela rend les méthodes non <text:span text:style-name="T1">thread-safe</text:span></text:p>
                  </text:list-item>
                </text:list>
              </text:list-item>
              <text:list-item>
                <text:p>Solution</text:p>
                <text:list>
                  <text:list-item>
                    <text:p text:style-name="P3"><text:span text:style-name="T2">On utilise des blocs</text:span><text:span text:style-name="T1"> synchronized :</text:span></text:p>
                    <text:list>
                      <text:list-item>
                        <text:p><text:span text:style-name="T2">forcent les lectures/écritures des champs d’un objet </text:span><text:span text:style-name="T2">en RAM plutôt que dans des registres </text:span></text:p>
                      </text:list-item>
                      <text:list-item>
                        <text:p><text:span text:style-name="T2">garantissent qu’un seul thread à la fois puisse </text:span><text:span text:style-name="T2">accéder au bloc en ques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hamps <text:span text:style-name="T1">volatile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Autre solution pour gérer les problèmes de lectures/écritures en RAM </text:p>
                    <text:p/>
                    <text:p>Mot-clé utilisé sur un champs d’un objet</text:p>
                    <text:p/>
                  </text:list-item>
                  <text:list-item>
                    <text:p>La JVM garantit que la valeur lue est toujours à jour</text:p>
                    <text:p/>
                  </text:list-item>
                  <text:list-item>
                    <text:p>Déclaration : <text:s/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002cm" svg:height="1.533cm" svg:x="10.414cm" svg:y="17.009cm">
          <draw:image xlink:href="Pictures/10000201000000DB0000001523D65B9E4F165A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tomicité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<text:s/></text:span><text:span text:style-name="T2">Opération atomique:</text:span></text:p>
                <text:list>
                  <text:list-item>
                    <text:p><text:span text:style-name="T2">désigne une opération effectuée atomiquement </text:span><text:span text:style-name="T2">par le processeur</text:span></text:p>
                    <text:list>
                      <text:list-item>
                        <text:p><text:span text:style-name="T2">Un </text:span><text:span text:style-name="T1">thread </text:span><text:span text:style-name="T2">ne peut pas être </text:span><text:span text:style-name="T1">déschedulé </text:span><text:span text:style-name="T2">au cours </text:span><text:span text:style-name="T2">d’une opération atomique</text:span></text:p>
                        <text:p><text:span text:style-name="T2"/></text:p>
                        <text:list>
                          <text:list-item>
                            <text:p><text:span text:style-name="T2">Remarque : l’opération “ ++ “ n’est pas atomiq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tomicité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Classe </text:span><text:span text:style-name="T1">AtomicReference </text:span><text:span text:style-name="T2">:</text:span></text:p>
                <text:list>
                  <text:list-item>
                    <text:p><text:span text:style-name="T1">compareAndSet (E oldValue, E newValue) </text:span><text:span text:style-name="T2">:</text:span></text:p>
                    <text:list>
                      <text:list-item>
                        <text:p><text:span text:style-name="T2">Compare la valeur trouvée en mémoire avec celle </text:span><text:span text:style-name="T2">fournie en paramètre</text:span></text:p>
                      </text:list-item>
                      <text:list-item>
                        <text:p><text:span text:style-name="T2">Si les deux valeurs diffèrent, renvoit faux</text:span></text:p>
                      </text:list-item>
                      <text:list-item>
                        <text:p><text:span text:style-name="T2">Sinon, modifie la valeur, et renvoit vrai</text:span></text:p>
                        <text:p><text:span text:style-name="T2"/></text:p>
                        <text:p><text:span text:style-name="T2">→ </text:span><text:span text:style-name="T2">Permet de savoir que la valeur a été modifiée </text:span><text:span text:style-name="T2">(par un autre thread), et donc de la relire avant </text:span><text:span text:style-name="T2">d’agi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tomicité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Classe </text:span><text:span text:style-name="T1">AtomicReference </text:span><text:span text:style-name="T2">:</text:span></text:p>
                <text:list>
                  <text:list-item>
                    <text:p><text:span text:style-name="T2">Sacrifice de l’efficacité au profit de la </text:span><text:span text:style-name="T2">comptabilité</text:span></text:p>
                  </text:list-item>
                  <text:list-item>
                    <text:p><text:span text:style-name="T2">Utilisation d’un champs </text:span><text:span text:style-name="T1">volatile </text:span><text:span text:style-name="T2">pour </text:span><text:span text:style-name="T2">représenter la référence</text:span></text:p>
                    <text:list>
                      <text:list-item>
                        <text:p><text:span text:style-name="T2">Coûte cher en accès mémoi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tomicité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Classe AtomicInteger:</text:span></text:p>
                <text:list>
                  <text:list-item>
                    <text:p><text:span text:style-name="T1">compareAndSet (int oldValue, int newValue) </text:span><text:span text:style-name="T2">:</text:span></text:p>
                    <text:list>
                      <text:list-item>
                        <text:p><text:span text:style-name="T2">Fonctionnement similaire à celui détaillé </text:span><text:span text:style-name="T2">précédemment</text:span></text:p>
                      </text:list-item>
                    </text:list>
                  </text:list-item>
                  <text:list-item>
                    <text:p text:style-name="P3"><text:span text:style-name="T1">getAndIncrement()</text:span><text:span text:style-name="T2"> :</text:span></text:p>
                    <text:list>
                      <text:list-item>
                        <text:p><text:span text:style-name="T2">Permet une incrémentation atomique selon </text:span><text:span text:style-name="T2">l’architecture du processeur</text:span></text:p>
                      </text:list-item>
                      <text:list-item>
                        <text:p><text:span text:style-name="T2">Renvoit la valeur précédente</text:span></text:p>
                      </text:list-item>
                    </text:list>
                  </text:list-item>
                </text:list>
                <text:p><text:span text:style-name="T2"/></text:p>
                <text:list>
                  <text:list-header>
                    <text:p><text:span text:style-name="T2"/></text:p>
                    <text:list>
                      <text:list-header>
                        <text:p><text:span text:style-name="T2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ock-fre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2">Implémentation lock-free :</text:span></text:p>
                <text:p text:style-name="P5"><text:span text:style-name="T2"/></text:p>
                <text:list>
                  <text:list-item>
                    <text:p><text:span text:style-name="T2">Le code ne contient ni bloc </text:span><text:span text:style-name="T1">synchronized, </text:span><text:span text:style-name="T2">ni </text:span><text:span text:style-name="T1">lo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10:51:32.334768509</meta:creation-date>
    <meta:editing-duration>PT40M28S</meta:editing-duration>
    <meta:editing-cycles>13</meta:editing-cycles>
    <meta:generator>LibreOffice/6.0.7.3$Linux_X86_64 LibreOffice_project/00m0$Build-3</meta:generator>
    <dc:title>Midnightblue</dc:title>
    <dc:date>2020-03-09T13:46:16.959528193</dc:date>
    <meta:document-statistic meta:object-count="82"/>
  </office:meta>
</office:document-meta>
</file>